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officeooo:paragraph-rsid="000818c7"/>
    </style:style>
    <style:style style:name="P2" style:family="paragraph" style:parent-style-name="Standard">
      <style:text-properties officeooo:rsid="000b278e" officeooo:paragraph-rsid="000b278e"/>
    </style:style>
    <style:style style:name="P3" style:family="paragraph" style:parent-style-name="Standard">
      <style:text-properties officeooo:paragraph-rsid="000818c7"/>
    </style:style>
    <style:style style:name="P4" style:family="paragraph" style:parent-style-name="Standard">
      <style:text-properties officeooo:paragraph-rsid="00084846"/>
    </style:style>
    <style:style style:name="P5" style:family="paragraph" style:parent-style-name="Standard">
      <style:text-properties officeooo:rsid="00084846" officeooo:paragraph-rsid="00084846"/>
    </style:style>
    <style:style style:name="P6" style:family="paragraph" style:parent-style-name="Standard">
      <style:text-properties officeooo:rsid="000dce96" officeooo:paragraph-rsid="000dce96"/>
    </style:style>
    <style:style style:name="P7" style:family="paragraph" style:parent-style-name="Standard">
      <style:text-properties officeooo:paragraph-rsid="000dce96"/>
    </style:style>
    <style:style style:name="T1" style:family="text">
      <style:text-properties officeooo:rsid="000f376f"/>
    </style:style>
    <style:style style:name="T2" style:family="text">
      <style:text-properties officeooo:rsid="00084846"/>
    </style:style>
    <style:style style:name="T3" style:family="text">
      <style:text-properties officeooo:rsid="000b278e"/>
    </style:style>
    <style:style style:name="T4" style:family="text">
      <style:text-properties officeooo:rsid="000dce96"/>
    </style:style>
    <style:style style:name="T5" style:family="text">
      <style:text-properties officeooo:rsid="000599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We will analyze how call<text:span text:style-name="T1">s</text:span> gets represented in the parse<text:span text:style-name="T1">r</text:span>, pretty printer and the internal representation that sits in-between</text:p>
      <text:p text:style-name="P2"><text:s/></text:p>
      <text:p text:style-name="P3">/ghc-9.10.1/complier/GHC/Cnmp/Parser.v.source</text:p>
      <text:p text:style-name="P3"/>
      <text:p text:style-name="P3">704 <text:s text:c="3"/>'return' '(' exprs0 ')' ';'</text:p>
      <text:p text:style-name="P3">705 <text:s text:c="9"/>{ doReturn $3 }</text:p>
      <text:p text:style-name="P3">706 <text:s text:c="3"/>| 'jump' expr vols ';'</text:p>
      <text:p text:style-name="P3">707 <text:s text:c="9"/>{ doRawJump $2 $3 }</text:p>
      <text:p text:style-name="P3">708 <text:s text:c="3"/>| 'jump' expr '(' exprs0 ')' ';'</text:p>
      <text:p text:style-name="P3">709 <text:s text:c="9"/>{ doJumpWithStack $2 [] $4 }</text:p>
      <text:p text:style-name="P3"/>
      <text:p text:style-name="P3">ghc-9.10.1/comp<text:span text:style-name="T1">il</text:span>er/GHC/Cmm/Parser_v.source</text:p>
      <text:p text:style-name="P3"/>
      <text:p text:style-name="P3">1377 doRawJump :: CmmParse CmmExpr -&gt; [GlobalReg] -&gt; CmmParse (</text:p>
      <text:p text:style-name="P3">1378 doRawJump expr_code vols = do</text:p>
      <text:p text:style-name="P3">1379 <text:s text:c="4"/>profile &lt;- getProfile</text:p>
      <text:p text:style-name="P3">1380 <text:s text:c="4"/>expr &lt;- expr_code</text:p>
      <text:p text:style-name="P3">1381 <text:s text:c="4"/>updfr_off &lt;- getUpdFrameOff</text:p>
      <text:p text:style-name="P4">1382 <text:s text:c="4"/>emit (mkRawJump profile expr updfr_off vols)</text:p>
      <text:p text:style-name="P4"/>
      <text:p text:style-name="P4"/>
      <text:p text:style-name="P4">ghc-9.10.1/comp<text:span text:style-name="T1">il</text:span>er/GHC/Cmm/Graph.hs </text:p>
      <text:p text:style-name="P4"/>
      <text:p text:style-name="P4">211 mkRawJump :: Profile -&gt; CmmExpr -&gt; UpdFrameOffset -&gt; [GlobalReg]</text:p>
      <text:p text:style-name="P4">212 <text:s text:c="13"/>-&gt; CmmAGraph</text:p>
      <text:p text:style-name="P4">213 mkRawJump profile e updfr_off vols =</text:p>
      <text:p text:style-name="P4">214 <text:s text:c="4"/>lastWithArgs profile Jump Old NativeNodeCall [] updfr_off $</text:p>
      <text:p text:style-name="P4">215 <text:s text:c="4"/>\arg_space _ -&gt; tccall e Nothing updfr_off 0 arg_space vols</text:p>
      <text:p text:style-name="P4">216</text:p>
      <text:p text:style-name="P4"/>
      <text:p text:style-name="P4"/>
      <text:p text:style-name="P4"><text:span text:style-name="T2">ghc-9.10.1/comp</text:span><text:span text:style-name="T1">il</text:span><text:span text:style-name="T2">er/GHC/Cmm/Graph.hs <text:s/></text:span></text:p>
      <text:p text:style-name="P5"/>
      <text:p text:style-name="P5">492 toCall :: CmmExpr -&gt; Maybe BlockId -&gt; UpdFrameOffset -&gt; ByteOff</text:p>
      <text:p text:style-name="P5">493 <text:s text:c="6"/>-&gt; ByteOff -&gt; [GlobalReg]</text:p>
      <text:p text:style-name="P5">494 <text:s text:c="6"/>-&gt; CmmAGraph</text:p>
      <text:p text:style-name="P5">495 toCall e cont updfr_off res_space arg_space regs =</text:p>
      <text:p text:style-name="P5">496 <text:s text:c="3"/>mklast $ CmmCall e cont regs arg_space res_space updfr_off</text:p>
      <text:p text:style-name="P5">497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ghc-9.10.1/compi<text:span text:style-name="T3">l</text:span>er/GHC/Cmm/Parser.v.source</text:p>
      <text:p text:style-name="P4"/>
      <text:p text:style-name="P4">712 <text:s text:c="3"/>| 'call' expr '(' exprso ')' ';'</text:p>
      <text:p text:style-name="P4">713 <text:s text:c="9"/>{ docall $2 [] $4 }</text:p>
      <text:p text:style-name="P4">714 <text:s text:c="3"/>| '(' formats ')' '=' 'call' expr '(' exprso ')' ';'</text:p>
      <text:p text:style-name="P4">715 <text:s text:c="9"/>{ docall $6 $2 $8 }</text:p>
      <text:p text:style-name="P4"/>
      <text:p text:style-name="P4"/>
      <text:p text:style-name="P4">ghc-9.10.1/compiler/GHC/Cmm/Parser_v.source</text:p>
      <text:p text:style-name="P4"/>
      <text:p text:style-name="P4">1394 doCall :: CmmParse CmmExpr -&gt; [CmmParse LocalReg] -&gt; [CmmParse CmmExpr]</text:p>
      <text:p text:style-name="P4">1395 <text:s text:c="9"/>-&gt; CmmParse ()</text:p>
      <text:p text:style-name="P4">1396 doCall expr_code res_code args_code = do</text:p>
      <text:p text:style-name="P4">1397 <text:s text:c="4"/>expr &lt;- expr_code</text:p>
      <text:p text:style-name="P4">1398 <text:s text:c="4"/>args &lt;- sequence args_code</text:p>
      <text:p text:style-name="P4">1399 <text:s text:c="4"/>ress &lt;- sequence res_code</text:p>
      <text:p text:style-name="P4">1400 <text:s text:c="4"/>updfr_off &lt;- getUpdFrameOff</text:p>
      <text:p text:style-name="P4">1401 <text:s text:c="4"/>c &lt;- code $ mkCall expr (NativeNodeCall,NativeReturn) ress args updfr_off []</text:p>
      <text:p text:style-name="P4">1402 <text:s text:c="4"/>emit c</text:p>
      <text:p text:style-name="P4"/>
      <text:p text:style-name="P4"/>
      <text:p text:style-name="P4">ghc-9.10.1/compiler/GHC/Stg<text:span text:style-name="T4">ToC</text:span>mm/Monad.hs </text:p>
      <text:p text:style-name="P4"/>
      <text:p text:style-name="P4">859 mkCall :: CmmExpr -&gt; (Convention, Convention) -&gt; [CmmFormal] -&gt; [CmmExpr]</text:p>
      <text:p text:style-name="P4">860 <text:s text:c="9"/>-&gt; UpdFrameOffset -&gt; [CmmExpr] -&gt; FCode CmmAGraph</text:p>
      <text:p text:style-name="P4">861 mkCall f (callConv, retConv) results actuals updfr_off extra_stack = do</text:p>
      <text:p text:style-name="P4">862 <text:s text:c="4"/>profile &lt;- getProfile</text:p>
      <text:p text:style-name="P4">863 <text:s text:c="4"/>k &lt;- newBlockId</text:p>
      <text:p text:style-name="P4">864 <text:s text:c="4"/>tscp &lt;- getTickScope</text:p>
      <text:p text:style-name="P4">865 <text:s text:c="4"/>let area = Young k</text:p>
      <text:p text:style-name="P4">866 <text:s text:c="8"/>(off, _, copyin) = copyInOflow profile retConv area results []</text:p>
      <text:p text:style-name="P4">867 <text:s text:c="8"/>copyout = mkCallReturnsTo profile f callConv actuals k off updfr_off extra_stack</text:p>
      <text:p text:style-name="P4">868 <text:s text:c="4"/>return $ catAGraphs [copyout, mklabel k tscp, copyin]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7"><text:soft-page-break/>ghc-9.10.1/compiler/GHC/CmmGraph.hs </text:p>
      <text:p text:style-name="P4"/>
      <text:p text:style-name="P4">248 mkCallReturnsTo :: Profile -&gt; CmmExpr -&gt; Convention -&gt; [CmmExpr]</text:p>
      <text:p text:style-name="P4">249 <text:s text:c="6"/>-&gt; BlockId</text:p>
      <text:p text:style-name="P4">250 <text:s text:c="6"/>-&gt; ByteOff</text:p>
      <text:p text:style-name="P4">251 <text:s text:c="6"/>-&gt; UpdFrameOffset</text:p>
      <text:p text:style-name="P4">252 <text:s text:c="6"/>-&gt; [CmmExpr]</text:p>
      <text:p text:style-name="P4">253 <text:s text:c="6"/>-&gt; CmmAGraph</text:p>
      <text:p text:style-name="P4">254 mkCallReturnsTo profile f callConv actuals ret_lbl ret_off updfr_off extra_stack =</text:p>
      <text:p text:style-name="P4">255 <text:s text:c="2"/>lastWithArgsAndExtraStack profile Call (Young ret_lbl) callConv actuals</text:p>
      <text:p text:style-name="P4">256 <text:s text:c="4"/>updfr_off extra_stack $</text:p>
      <text:p text:style-name="P4">257 <text:s text:c="6"/>toCall f (Just ret_lbl) updfr_off ret_off</text:p>
      <text:p text:style-name="P7">258<text:line-break/></text:p>
      <text:p text:style-name="P7"/>
      <text:p text:style-name="P7"><text:line-break/>ghc-9.10.1/compiler/GHC/CmmGraph.hs [BM--] 0 L:</text:p>
      <text:p text:style-name="P4"/>
      <text:p text:style-name="P4">492 toCall :: CmmExpr -&gt; Maybe BlockId -&gt; UpdFrameOffset -&gt; ByteOff</text:p>
      <text:p text:style-name="P4">493 <text:s text:c="6"/>-&gt; ByteOff -&gt; [GlobalReg]</text:p>
      <text:p text:style-name="P4">494 <text:s text:c="6"/>-&gt; CmmAGraph</text:p>
      <text:p text:style-name="P4">495 toCall e cont updfr_off res_space arg_space regs =</text:p>
      <text:p text:style-name="P4">496 <text:s text:c="3"/>mkLast $ CmmCall e cont regs arg_space res_space updfr_off</text:p>
      <text:p text:style-name="P4"/>
      <text:p text:style-name="P4"/>
      <text:p text:style-name="P4"/>
      <text:p text:style-name="P4"/>
      <text:p text:style-name="P4">ghc-9.10.1/compiler/GHC/Cnm/Parser.y.source [B---] 0 L: <text:s/></text:p>
      <text:p text:style-name="P4">71 High-level only: <text:s/></text:p>
      <text:p text:style-name="P4">72 <text:s/></text:p>
      <text:p text:style-name="P4">73 - tail-calls with arguments, e.g. <text:s/></text:p>
      <text:p text:style-name="P4">74 <text:s text:c="2"/>jump stg_fun (arg1, arg2); <text:s/></text:p>
      <text:p text:style-name="P4">75 <text:s/></text:p>
      <text:p text:style-name="P4">76 - function calls: <text:s/></text:p>
      <text:p text:style-name="P4">77 <text:s text:c="2"/>(ret1,ret2) = call stg_fun (arg1, arg2); <text:s/></text:p>
      <text:p text:style-name="P4">78 <text:s/></text:p>
      <text:p text:style-name="P4">79 <text:s text:c="2"/>This makes a call with the NativeNodeCall convention, and the values are returned <text:s/></text:p>
      <text:p text:style-name="P4">80 <text:s text:c="2"/>to the following code using the NativeReturn convention. <text:s/></text:p>
      <text:p text:style-name="P4">81 <text:s/></text:p>
      <text:p text:style-name="P4">82 <text:s/></text:p>
      <text:p text:style-name="P4">83 - returning: <text:s/></text:p>
      <text:p text:style-name="P4">84 <text:s text:c="2"/>return (ret1, ret2) <text:s/></text:p>
      <text:p text:style-name="P4">85 <text:s/></text:p>
      <text:p text:style-name="P4">86 <text:s text:c="2"/>These use the NativeReturn convention to return zero or more results to the caller. <text:s/></text:p>
      <text:p text:style-name="P4">87 <text:s/></text:p>
      <text:p text:style-name="P4">88 <text:s/></text:p>
      <text:p text:style-name="P4">89 - pushing stack frames: <text:s/></text:p>
      <text:p text:style-name="P4">90 <text:s text:c="2"/>push (info_ptr, field1, ..., fieldN) { ... statements ... } <text:s/></text:p>
      <text:p text:style-name="P4"><text:soft-page-break/>91 <text:s/></text:p>
      <text:p text:style-name="P4">92 - reserving temporary stack space: <text:s/></text:p>
      <text:p text:style-name="P4">93 <text:s/></text:p>
      <text:p text:style-name="P4">94 <text:s text:c="2"/>reserve N = x { ... } <text:s/></text:p>
      <text:p text:style-name="P4">95 <text:s/></text:p>
      <text:p text:style-name="P4">96 <text:s text:c="2"/>this reserves an area of size N (words) on the top of the stack, and binds its <text:s/></text:p>
      <text:p text:style-name="P4">97 <text:s text:c="2"/>address to x (a local register). Typically this is used for allocating temporary <text:s/></text:p>
      <text:p text:style-name="P4">98 <text:s text:c="2"/>storage for passing to foreign functions. <text:s/></text:p>
      <text:p text:style-name="P4">99 <text:s/></text:p>
      <text:p text:style-name="P4">100 <text:s/>Note that if you make any native calls or invoke the GC in the scope of the reserve <text:s/></text:p>
      <text:p text:style-name="P4">101 <text:s/>block, you are responsible for ensuring that the stack you reserved is laid out <text:s/></text:p>
      <text:p text:style-name="P4">102 <text:s/>correctly with an info table. <text:s/>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rep -rnw "SDoc"</text:p>
      <text:p text:style-name="Standard">CLabel.hs:313:{-# SPECIALIZE pprModuleLabelKind :: ModuleLabelKind -&gt; SDoc #-}</text:p>
      <text:p text:style-name="Standard">CLabel.hs:467:pprDebugCLabel :: Platform -&gt; CLabel -&gt; SDoc</text:p>
      <text:p text:style-name="Standard">CLabel.hs:1446:{-# SPECIALIZE pprAsmLabel :: Platform -&gt; CLabel -&gt; SDoc #-}</text:p>
      <text:p text:style-name="Standard">CLabel.hs:1451:{-# SPECIALIZE pprCLabel :: Platform -&gt; CLabel -&gt; SDoc #-}</text:p>
      <text:p text:style-name="Standard">CLabel.hs:1602:{-# SPECIALIZE pprCLabelStyle :: Platform -&gt; LabelStyle -&gt; CLabel -&gt; SDoc #-}</text:p>
      <text:p text:style-name="Standard">CLabel.hs:1638:{-# SPECIALIZE ppInternalProcLabel :: Module -&gt; CLabel -&gt; Maybe SDoc #-}</text:p>
      <text:p text:style-name="Standard">DebugBlock.hs:557:{-# SPECIALIZE pprUnwindExpr :: Rational -&gt; Platform -&gt; UnwindExpr -&gt; SDoc #-}</text:p>
      <text:p text:style-name="Standard">Expr.hs:102:pprArea :: Area -&gt; SDoc</text:p>
      <text:p text:style-name="Standard">Expr.hs:428:pprExpr :: Platform -&gt; CmmExpr -&gt; SDoc</text:p>
      <text:p text:style-name="Standard">Expr.hs:452:pprExpr1, pprExpr7, pprExpr8 :: Platform -&gt; CmmExpr -&gt; SDoc</text:p>
      <text:p text:style-name="Standard">Expr.hs:458:infixMachOp1, infixMachOp7, infixMachOp8 :: MachOp -&gt; Maybe SDoc</text:p>
      <text:p text:style-name="Standard">Expr.hs:493:pprExpr9 :: Platform -&gt; CmmExpr -&gt; SDoc</text:p>
      <text:p text:style-name="Standard">Expr.hs:508:genMachOp :: Platform -&gt; MachOp -&gt; [CmmExpr] -&gt; SDoc</text:p>
      <text:p text:style-name="Standard">Expr.hs:537:infixMachOp :: MachOp -&gt; Maybe SDoc</text:p>
      <text:p text:style-name="Standard">Expr.hs:554:pprLit :: Platform -&gt; CmmLit -&gt; SDoc</text:p>
      <text:p text:style-name="Standard">Expr.hs:570:pprLit1 :: Platform -&gt; CmmLit -&gt; SDoc</text:p>
      <text:p text:style-name="Standard">Expr.hs:574:ppr_offset :: Int -&gt; SDoc</text:p>
      <text:p text:style-name="Standard"><text:soft-page-break/>Expr.hs:580:commafy :: [SDoc] -&gt; SDoc</text:p>
      <text:p text:style-name="Standard">Info/Build.hs:1328:srtTrace :: String -&gt; SDoc -&gt; b -&gt; b</text:p>
      <text:p text:style-name="Standard">Info/Build.hs:1332:srtTraceM :: Applicative f =&gt; String -&gt; SDoc -&gt; f ()</text:p>
      <text:p text:style-name="Standard">Lint.hs:43: <text:s text:c="7"/>=&gt; Platform -&gt; GenCmmGroup d h CmmGraph -&gt; Maybe SDoc</text:p>
      <text:p text:style-name="Standard">Lint.hs:46:cmmLintGraph :: Platform -&gt; CmmGraph -&gt; Maybe SDoc</text:p>
      <text:p text:style-name="Standard">Lint.hs:49:runCmmLint :: OutputableP Platform a =&gt; Platform -&gt; (a -&gt; CmmLint b) -&gt; a -&gt; Maybe SDoc</text:p>
      <text:p text:style-name="Standard">Lint.hs:249: <text:s text:c="28"/>=&gt; SDoc -&gt; a -&gt; CmmLint ()</text:p>
      <text:p text:style-name="Standard">Lint.hs:269:newtype CmmLint a = CmmLint { unCL :: Platform -&gt; Either SDoc a }</text:p>
      <text:p text:style-name="Standard">Lint.hs:271: <text:s/>deriving (Applicative, Monad) via ReaderT Platform (Except SDoc)</text:p>
      <text:p text:style-name="Standard">Lint.hs:276:cmmLintErr :: SDoc -&gt; CmmLint a</text:p>
      <text:p text:style-name="Standard">Lint.hs:279:addLintInfo :: SDoc -&gt; CmmLint a -&gt; CmmLint a</text:p>
      <text:p text:style-name="Standard">MachOp.hs:207:pprMachOp :: MachOp -&gt; SDoc</text:p>
      <text:p text:style-name="Standard">MachOp.hs:825:pprCallishMachOp :: CallishMachOp -&gt; SDoc</text:p>
      <text:p text:style-name="Standard">Node.hs:124:pprNode :: Platform -&gt; CmmNode e x -&gt; SDoc</text:p>
      <text:p text:style-name="Standard">Node.hs:127: <text:s text:c="3"/>pp_node :: SDoc</text:p>
      <text:p text:style-name="Standard">Node.hs:237: <text:s text:c="3"/>pp_debug :: SDoc</text:p>
      <text:p text:style-name="Standard">Node.hs:254: <text:s text:c="3"/>commafy :: [SDoc] -&gt; SDoc</text:p>
      <text:p text:style-name="Standard">Node.hs:269:pprBlock :: IndexedCO x SDoc SDoc ~ SDoc</text:p>
      <text:p text:style-name="Standard">Node.hs:270: <text:s text:c="8"/>=&gt; Platform -&gt; Block CmmNode e x -&gt; IndexedCO e SDoc SDoc</text:p>
      <text:p text:style-name="Standard">Node.hs:279:pprGraph :: Platform -&gt; Graph CmmNode e x -&gt; SDoc</text:p>
      <text:p text:style-name="Standard">Node.hs:288: <text:s text:c="21"/>=&gt; MaybeO ex (Block CmmNode e x) -&gt; SDoc</text:p>
      <text:p text:style-name="Standard">Node.hs:421:pprForeignConvention :: ForeignConvention -&gt; SDoc</text:p>
      <text:p text:style-name="Standard">Node.hs:433:pprReturnInfo :: CmmReturnInfo -&gt; SDoc</text:p>
      <text:p text:style-name="Standard">Node.hs:448:pprForeignTarget :: Platform -&gt; ForeignTarget -&gt; SDoc</text:p>
      <text:p text:style-name="Standard">Node.hs:452: <text:s text:c="3"/>ppr_target :: CmmExpr -&gt; SDoc</text:p>
      <text:p text:style-name="Standard">Node.hs:466:pprConvention :: Convention -&gt; SDoc</text:p>
      <text:p text:style-name="Standard">Pipeline.hs:373:dumpWith :: Logger -&gt; DumpFlag -&gt; String -&gt; DumpFormat -&gt; SDoc -&gt; IO ()</text:p>
      <text:p text:style-name="Standard">Reg.hs:98:pprReg :: CmmReg -&gt; SDoc</text:p>
      <text:p text:style-name="Standard">Reg.hs:143:pprLocalReg :: LocalReg -&gt; SDoc</text:p>
      <text:p text:style-name="Standard">Reg.hs:296:{-# SPECIALIZE pprGlobalReg :: GlobalReg -&gt; SDoc #-}</text:p>
      <text:p text:style-name="Standard">diego@fedora:~/Documentos/ghc/compiler/GHC/Cmm$ </text:p>
      <text:p text:style-name="Standard"/>
      <text:p text:style-name="Standard"/>
      <text:p text:style-name="Standard"/>
      <text:p text:style-name="Standard">grep -rnw --include="Node.hs" "CmmCall"</text:p>
      <text:p text:style-name="Standard"/>
      <text:p text:style-name="Standard"><text:s text:c="2"/>CmmCall :: { <text:s text:c="15"/>-- A native call or tail call</text:p>
      <text:p text:style-name="Standard"><text:s text:c="6"/>cml_target :: CmmExpr, <text:s/>-- never a CmmPrim to a CallishMachOp!</text:p>
      <text:p text:style-name="Standard"/>
      <text:p text:style-name="Standard"><text:s text:c="6"/>cml_cont :: Maybe Label,</text:p>
      <text:p text:style-name="Standard"><text:s text:c="10"/>-- Label of continuation (Nothing for return or tail call)</text:p>
      <text:p text:style-name="Standard"><text:s text:c="10"/>--</text:p>
      <text:p text:style-name="Standard"><text:s text:c="10"/>-- Note [Continuation BlockIds]</text:p>
      <text:p text:style-name="Standard"><text:s text:c="10"/>-- ~~~~~~~~~~~~~~~~~~~~~~~~~~~~</text:p>
      <text:p text:style-name="Standard"><text:s text:c="10"/>-- These BlockIds are called</text:p>
      <text:p text:style-name="Standard"><text:s text:c="10"/>-- Continuation BlockIds, and are the only BlockIds that can</text:p>
      <text:p text:style-name="Standard"><text:s text:c="10"/>-- occur in CmmExprs, namely as (CmmLit (CmmBlock b)) or</text:p>
      <text:p text:style-name="Standard"><text:soft-page-break/><text:s text:c="10"/>-- (CmmStackSlot (Young b) _).</text:p>
      <text:p text:style-name="Standard"/>
      <text:p text:style-name="Standard"><text:s text:c="6"/>cml_args_regs :: [GlobalRegUse],</text:p>
      <text:p text:style-name="Standard"><text:s text:c="10"/>-- The argument GlobalRegs (Rx, Fx, Dx, Lx) that are passed</text:p>
      <text:p text:style-name="Standard"><text:s text:c="10"/>-- to the call. <text:s/>This is essential information for the</text:p>
      <text:p text:style-name="Standard"><text:s text:c="10"/>-- native code generator's register allocator; without</text:p>
      <text:p text:style-name="Standard"><text:s text:c="10"/>-- knowing which GlobalRegs are live it has to assume that</text:p>
      <text:p text:style-name="Standard"><text:s text:c="10"/>-- they are all live. <text:s/>This list should only include</text:p>
      <text:p text:style-name="Standard"><text:s text:c="10"/>-- GlobalRegs that are mapped to real machine registers on</text:p>
      <text:p text:style-name="Standard"><text:s text:c="10"/>-- the target platform.</text:p>
      <text:p text:style-name="Standard"/>
      <text:p text:style-name="Standard"><text:s text:c="6"/>cml_args :: ByteOff,</text:p>
      <text:p text:style-name="Standard"><text:s text:c="10"/>-- Byte offset, from the *old* end of the Area associated with</text:p>
      <text:p text:style-name="Standard"><text:s text:c="10"/>-- the Label (if cml_cont = Nothing, then Old area), of</text:p>
      <text:p text:style-name="Standard"><text:s text:c="10"/>-- youngest outgoing arg. <text:s/>Set the stack pointer to this before</text:p>
      <text:p text:style-name="Standard"><text:s text:c="10"/>-- transferring control.</text:p>
      <text:p text:style-name="Standard"><text:s text:c="10"/>-- (NB: an update frame might also have been stored in the Old</text:p>
      <text:p text:style-name="Standard"><text:s text:c="10"/>-- <text:s text:c="5"/>area, but it'll be in an older part than the args.)</text:p>
      <text:p text:style-name="Standard"/>
      <text:p text:style-name="Standard"><text:s text:c="6"/>cml_ret_args :: ByteOff,</text:p>
      <text:p text:style-name="Standard"><text:s text:c="10"/>-- For calls *only*, the byte offset for youngest returned value</text:p>
      <text:p text:style-name="Standard"><text:s text:c="10"/>-- This is really needed at the *return* point rather than here</text:p>
      <text:p text:style-name="Standard"><text:s text:c="10"/>-- at the call, but in practice it's convenient to record it here.</text:p>
      <text:p text:style-name="Standard"/>
      <text:p text:style-name="Standard"><text:s text:c="6"/>cml_ret_off :: ByteOff</text:p>
      <text:p text:style-name="Standard"><text:s text:c="8"/>-- For calls *only*, the byte offset of the base of the frame that</text:p>
      <text:p text:style-name="Standard"><text:s text:c="8"/>-- must be described by the info table for the return point.</text:p>
      <text:p text:style-name="Standard"><text:s text:c="8"/>-- The older words are an update frames, which have their own</text:p>
      <text:p text:style-name="Standard"><text:s text:c="8"/>-- info-table and layout information</text:p>
      <text:p text:style-name="Standard"/>
      <text:p text:style-name="Standard"><text:s text:c="8"/>-- From a liveness point of view, the stack words older than</text:p>
      <text:p text:style-name="Standard"><text:s text:c="8"/>-- cml_ret_off are treated as live, even if the sequel of</text:p>
      <text:p text:style-name="Standard"><text:s text:c="8"/>-- the call goes into a loop.</text:p>
      <text:p text:style-name="Standard"><text:s text:c="2"/>} -&gt; CmmNode O C</text:p>
      <text:p text:style-name="Standard">-- <text:span text:style-name="T5">Haskell record syntax. Code found in Cmm/Node.hs line 108</text:span></text:p>
      <text:p text:style-name="Standard">pprNode :: Platform -&gt; CmmNode e x -&gt; SDoc</text:p>
      <text:p text:style-name="Standard">pprNode platform node = pp_node &lt;+&gt; pp_debug</text:p>
      <text:p text:style-name="Standard"/>
      <text:p text:style-name="Standard"/>
      <text:p text:style-name="Standard">prNode :: Platform -&gt; CmmNode e x -&gt; SDoc</text:p>
      <text:p text:style-name="Standard">pprNode platform node = pp_node &lt;+&gt; pp_debug</text:p>
      <text:p text:style-name="Standard"><text:s text:c="2"/>where</text:p>
      <text:p text:style-name="Standard"><text:s text:c="4"/>pp_node :: SDoc</text:p>
      <text:p text:style-name="Standard"><text:s text:c="4"/>pp_node = case node of</text:p>
      <text:p text:style-name="Standard"><text:s text:c="6"/>-- label:</text:p>
      <text:p text:style-name="Standard"><text:s text:c="6"/>CmmEntry id tscope -&gt;</text:p>
      <text:p text:style-name="Standard"><text:s text:c="9"/>(sdocOption sdocSuppressUniques $ \case</text:p>
      <text:p text:style-name="Standard"><text:s text:c="12"/>True <text:s/>-&gt; text "_lbl_"</text:p>
      <text:p text:style-name="Standard"><text:soft-page-break/><text:s text:c="12"/>False -&gt; ppr id</text:p>
      <text:p text:style-name="Standard"><text:s text:c="9"/>)</text:p>
      <text:p text:style-name="Standard"><text:s text:c="9"/>&lt;&gt; colon</text:p>
      <text:p text:style-name="Standard"><text:s text:c="9"/>&lt;+&gt; ppUnlessOption sdocSuppressTicks (text "//" &lt;+&gt; ppr tscope)</text:p>
      <text:p text:style-name="Standard"/>
      <text:p text:style-name="Standard"><text:s text:c="6"/>-- // text</text:p>
      <text:p text:style-name="Standard"><text:s text:c="6"/>CmmComment s -&gt; text "//" &lt;+&gt; ftext s</text:p>
      <text:p text:style-name="Standard"/>
      <text:p text:style-name="Standard"><text:s text:c="6"/>-- //tick bla&lt;...&gt;</text:p>
      <text:p text:style-name="Standard"><text:s text:c="6"/>CmmTick t -&gt; ppUnlessOption sdocSuppressTicks</text:p>
      <text:p text:style-name="Standard"><text:s text:c="21"/>(text "//tick" &lt;+&gt; ppr t)</text:p>
      <text:p text:style-name="Standard"/>
      <text:p text:style-name="Standard"><text:s text:c="6"/>-- unwind reg = expr;</text:p>
      <text:p text:style-name="Standard"><text:s text:c="6"/>CmmUnwind regs -&gt;</text:p>
      <text:p text:style-name="Standard"><text:s text:c="10"/>text "unwind "</text:p>
      <text:p text:style-name="Standard"><text:s text:c="10"/>&lt;&gt; commafy (map (\(r,e) -&gt; ppr r &lt;+&gt; char '=' &lt;+&gt; pdoc platform e) regs) &lt;&gt; semi</text:p>
      <text:p text:style-name="Standard"/>
      <text:p text:style-name="Standard"><text:s text:c="6"/>-- reg = expr;</text:p>
      <text:p text:style-name="Standard"><text:s text:c="6"/>CmmAssign reg expr -&gt; ppr reg &lt;+&gt; equals &lt;+&gt; pdoc platform expr &lt;&gt; semi</text:p>
      <text:p text:style-name="Standard"/>
      <text:p text:style-name="Standard"><text:s text:c="6"/>-- rep[lv] = expr;</text:p>
      <text:p text:style-name="Standard"><text:s text:c="6"/>CmmStore lv expr align -&gt; rep &lt;&gt; align_mark &lt;&gt; brackets (pdoc platform lv) &lt;+&gt; equals &lt;+&gt; pdoc platform expr &lt;&gt; semi</text:p>
      <text:p text:style-name="Standard"><text:s text:c="10"/>where</text:p>
      <text:p text:style-name="Standard"><text:s text:c="12"/>align_mark = case align of</text:p>
      <text:p text:style-name="Standard"><text:s text:c="27"/>Unaligned -&gt; text "^"</text:p>
      <text:p text:style-name="Standard"><text:s text:c="27"/>NaturallyAligned -&gt; empty</text:p>
      <text:p text:style-name="Standard"><text:s text:c="12"/>rep = ppr ( cmmExprType platform expr )</text:p>
      <text:p text:style-name="Standard"/>
      <text:p text:style-name="Standard"><text:s text:c="6"/>-- call "ccall" foo(x, y)[r1, r2];</text:p>
      <text:p text:style-name="Standard"><text:s text:c="6"/>-- ToDo ppr volatile</text:p>
      <text:p text:style-name="Standard"><text:s text:c="6"/>CmmUnsafeForeignCall target results args -&gt;</text:p>
      <text:p text:style-name="Standard"><text:s text:c="10"/>hsep [ ppUnless (null results) $</text:p>
      <text:p text:style-name="Standard"><text:s text:c="20"/>parens (commafy $ map ppr results) &lt;+&gt; equals,</text:p>
      <text:p text:style-name="Standard"><text:s text:c="17"/>text "call",</text:p>
      <text:p text:style-name="Standard"><text:s text:c="17"/>pdoc platform target &lt;&gt; parens (commafy $ map (pdoc platform) args) &lt;&gt; semi]</text:p>
      <text:p text:style-name="Standard"/>
      <text:p text:style-name="Standard"><text:s text:c="6"/>-- goto label;</text:p>
      <text:p text:style-name="Standard"><text:s text:c="6"/>CmmBranch ident -&gt; text "goto" &lt;+&gt; ppr ident &lt;&gt; semi</text:p>
      <text:p text:style-name="Standard"/>
      <text:p text:style-name="Standard"><text:s text:c="6"/>-- if (expr) goto t; else goto f;</text:p>
      <text:p text:style-name="Standard"><text:s text:c="6"/>CmmCondBranch expr t f l -&gt;</text:p>
      <text:p text:style-name="Standard"><text:s text:c="10"/>hsep [ text "if"</text:p>
      <text:p text:style-name="Standard"><text:s text:c="15"/>, parens (pdoc platform expr)</text:p>
      <text:p text:style-name="Standard"><text:s text:c="15"/>, case l of</text:p>
      <text:p text:style-name="Standard"><text:s text:c="19"/>Nothing -&gt; empty</text:p>
      <text:p text:style-name="Standard"><text:s text:c="19"/>Just b -&gt; parens (text "likely:" &lt;+&gt; ppr b)</text:p>
      <text:p text:style-name="Standard"><text:s text:c="15"/>, text "goto"</text:p>
      <text:p text:style-name="Standard"><text:soft-page-break/><text:s text:c="15"/>, ppr t &lt;&gt; semi</text:p>
      <text:p text:style-name="Standard"><text:s text:c="15"/>, text "else goto"</text:p>
      <text:p text:style-name="Standard"><text:s text:c="15"/>, ppr f &lt;&gt; semi</text:p>
      <text:p text:style-name="Standard"><text:s text:c="15"/>]</text:p>
      <text:p text:style-name="Standard"/>
      <text:p text:style-name="Standard"><text:s text:c="6"/>CmmSwitch expr ids -&gt;</text:p>
      <text:p text:style-name="Standard"><text:s text:c="10"/>hang (hsep [ text "switch"</text:p>
      <text:p text:style-name="Standard"><text:s text:c="21"/>, range</text:p>
      <text:p text:style-name="Standard"><text:s text:c="21"/>, if isTrivialCmmExpr expr</text:p>
      <text:p text:style-name="Standard"><text:s text:c="23"/>then pdoc platform expr</text:p>
      <text:p text:style-name="Standard"><text:s text:c="23"/>else parens (pdoc platform expr)</text:p>
      <text:p text:style-name="Standard"><text:s text:c="21"/>, text "{"</text:p>
      <text:p text:style-name="Standard"><text:s text:c="21"/>])</text:p>
      <text:p text:style-name="Standard"><text:s text:c="13"/>4 (vcat (map ppCase cases) $$ def) $$ rbrace</text:p>
      <text:p text:style-name="Standard"><text:s text:c="10"/>where</text:p>
      <text:p text:style-name="Standard"><text:s text:c="12"/>(cases, mbdef) = switchTargetsFallThrough ids</text:p>
      <text:p text:style-name="Standard"><text:s text:c="12"/>ppCase (is,l) = hsep</text:p>
      <text:p text:style-name="Standard"><text:s text:c="28"/>[ text "case"</text:p>
      <text:p text:style-name="Standard"><text:s text:c="28"/>, commafy $ toList $ fmap integer is</text:p>
      <text:p text:style-name="Standard"><text:s text:c="28"/>, text ": goto"</text:p>
      <text:p text:style-name="Standard"><text:s text:c="28"/>, ppr l &lt;&gt; semi</text:p>
      <text:p text:style-name="Standard"><text:s text:c="28"/>]</text:p>
      <text:p text:style-name="Standard"><text:s text:c="12"/>def | Just l &lt;- mbdef = hsep</text:p>
      <text:p text:style-name="Standard"><text:s text:c="28"/>[ text "default:"</text:p>
      <text:p text:style-name="Standard"><text:s text:c="28"/>, braces (text "goto" &lt;+&gt; ppr l &lt;&gt; semi)</text:p>
      <text:p text:style-name="Standard"><text:s text:c="28"/>]</text:p>
      <text:p text:style-name="Standard"><text:s text:c="16"/>| otherwise = empty</text:p>
      <text:p text:style-name="Standard"/>
      <text:p text:style-name="Standard"><text:s text:c="12"/>range = brackets $ hsep [integer lo, text "..", integer hi]</text:p>
      <text:p text:style-name="Standard"><text:s text:c="14"/>where (lo,hi) = switchTargetsRange ids</text:p>
      <text:p text:style-name="Standard"/>
      <text:p text:style-name="Standard"><text:s text:c="6"/>CmmCall tgt k regs out res updfr_off -&gt;</text:p>
      <text:p text:style-name="Standard"><text:s text:c="10"/>hcat [ text "call", space</text:p>
      <text:p text:style-name="Standard"><text:s text:c="15"/>, pprFun tgt, parens (interpp'SP regs), space</text:p>
      <text:p text:style-name="Standard"><text:s text:c="15"/>, returns &lt;+&gt;</text:p>
      <text:p text:style-name="Standard"><text:s text:c="17"/>text "args: " &lt;&gt; ppr out &lt;&gt; comma &lt;+&gt;</text:p>
      <text:p text:style-name="Standard"><text:s text:c="17"/>text "res: " &lt;&gt; ppr res &lt;&gt; comma &lt;+&gt;</text:p>
      <text:p text:style-name="Standard"><text:s text:c="17"/>text "upd: " &lt;&gt; ppr updfr_off</text:p>
      <text:p text:style-name="Standard"><text:s text:c="15"/>, semi ]</text:p>
      <text:p text:style-name="Standard"><text:s text:c="10"/>where pprFun f@(CmmLit _) = pdoc platform f</text:p>
      <text:p text:style-name="Standard"><text:s text:c="16"/>pprFun f = parens (pdoc platform f)</text:p>
      <text:p text:style-name="Standard"/>
      <text:p text:style-name="Standard"><text:s text:c="16"/>returns</text:p>
      <text:p text:style-name="Standard"><text:s text:c="18"/>| Just r &lt;- k = text "returns to" &lt;+&gt; ppr r &lt;&gt; comma</text:p>
      <text:p text:style-name="Standard"><text:s text:c="18"/>| otherwise <text:s text:c="2"/>= empty</text:p>
      <text:p text:style-name="Standard"/>
      <text:p text:style-name="Standard"><text:s text:c="6"/>CmmForeignCall {tgt=t, res=rs, args=as, succ=s, ret_args=a, ret_off=u, intrbl=i} -&gt;</text:p>
      <text:p text:style-name="Standard"><text:s text:c="10"/>hcat $ if i then [text "interruptible", space] else [] ++</text:p>
      <text:p text:style-name="Standard"><text:soft-page-break/><text:s text:c="15"/>[ text "foreign call", space</text:p>
      <text:p text:style-name="Standard"><text:s text:c="15"/>, pdoc platform t, text "(...)", space</text:p>
      <text:p text:style-name="Standard"><text:s text:c="15"/>, text "returns to" &lt;+&gt; ppr s</text:p>
      <text:p text:style-name="Standard"><text:s text:c="20"/>&lt;+&gt; text "args:" &lt;+&gt; parens (pdoc platform as)</text:p>
      <text:p text:style-name="Standard"><text:s text:c="20"/>&lt;+&gt; text "ress:" &lt;+&gt; parens (ppr rs)</text:p>
      <text:p text:style-name="Standard"><text:s text:c="15"/>, text "ret_args:" &lt;+&gt; ppr a</text:p>
      <text:p text:style-name="Standard"><text:s text:c="15"/>, text "ret_off:" &lt;+&gt; ppr u</text:p>
      <text:p text:style-name="Standard"><text:s text:c="15"/>, semi ]</text:p>
      <text:p text:style-name="Standard"/>
      <text:p text:style-name="Standard"><text:s text:c="4"/>pp_debug :: SDoc</text:p>
      <text:p text:style-name="Standard"><text:s text:c="4"/>pp_debug =</text:p>
      <text:p text:style-name="Standard"><text:s text:c="6"/>if not debugIsOn then empty</text:p>
      <text:p text:style-name="Standard"><text:s text:c="6"/>else case node of</text:p>
      <text:p text:style-name="Standard"><text:s text:c="13"/>CmmEntry {} <text:s text:c="12"/>-&gt; empty -- Looks terrible with text " <text:s/>// CmmEntry"</text:p>
      <text:p text:style-name="Standard"><text:s text:c="13"/>CmmComment {} <text:s text:c="10"/>-&gt; empty -- Looks also terrible with text " <text:s/>// CmmComment"</text:p>
      <text:p text:style-name="Standard"><text:s text:c="13"/>CmmTick {} <text:s text:c="13"/>-&gt; empty</text:p>
      <text:p text:style-name="Standard"><text:s text:c="13"/>CmmUnwind {} <text:s text:c="11"/>-&gt; text " <text:s/>// CmmUnwind"</text:p>
      <text:p text:style-name="Standard"><text:s text:c="13"/>CmmAssign {} <text:s text:c="11"/>-&gt; text " <text:s/>// CmmAssign"</text:p>
      <text:p text:style-name="Standard"><text:s text:c="13"/>CmmStore {} <text:s text:c="12"/>-&gt; text " <text:s/>// CmmStore"</text:p>
      <text:p text:style-name="Standard"><text:s text:c="13"/>CmmUnsafeForeignCall {} -&gt; text " <text:s/>// CmmUnsafeForeignCall"</text:p>
      <text:p text:style-name="Standard"><text:s text:c="13"/>CmmBranch {} <text:s text:c="11"/>-&gt; text " <text:s/>// CmmBranch"</text:p>
      <text:p text:style-name="Standard"><text:s text:c="13"/>CmmCondBranch {} <text:s text:c="7"/>-&gt; text " <text:s/>// CmmCondBranch"</text:p>
      <text:p text:style-name="Standard"><text:s text:c="13"/>CmmSwitch {} <text:s text:c="11"/>-&gt; text " <text:s/>// CmmSwitch"</text:p>
      <text:p text:style-name="Standard"><text:s text:c="13"/>CmmCall {} <text:s text:c="13"/>-&gt; text " <text:s/>// CmmCall"</text:p>
      <text:p text:style-name="Standard"><text:s text:c="13"/>CmmForeignCall {} <text:s text:c="6"/>-&gt; text " <text:s/>// CmmForeignCall"</text:p>
      <text:p text:style-name="Standard"/>
      <text:p text:style-name="Standard"><text:s text:c="4"/>commafy :: [SDoc] -&gt; SDoc</text:p>
      <text:p text:style-name="Standard"><text:s text:c="4"/>commafy xs = hsep $ punctuate comma xs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  <dc:date>2025-08-09T18:50:56.906512289</dc:date>
    <meta:editing-duration>PT1H26M43S</meta:editing-duration>
    <meta:editing-cycles>8</meta:editing-cycles>
    <meta:document-statistic meta:table-count="0" meta:image-count="0" meta:object-count="0" meta:page-count="9" meta:paragraph-count="316" meta:word-count="2047" meta:character-count="14647" meta:non-whitespace-character-count="10482"/>
  </office:meta>
</office:document-meta>
</file>